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e634" officeooo:paragraph-rsid="001be63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e634" officeooo:paragraph-rsid="001be63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e634" officeooo:paragraph-rsid="001be63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1c816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c8168" officeooo:paragraph-rsid="001c8168" style:font-weight-asian="bold" style:font-weight-complex="bold"/>
    </style:style>
    <style:style style:name="P8" style:family="paragraph" style:parent-style-name="Header">
      <style:text-properties officeooo:rsid="001a8a04" officeooo:paragraph-rsid="001a8a04"/>
    </style:style>
    <style:style style:name="T1" style:family="text">
      <style:text-properties officeooo:rsid="001c8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Life Cycle</text:p>
      <text:p text:style-name="P1">A2</text:p>
      <text:p text:style-name="P1"/>
      <text:p text:style-name="P2">1. Problem Specification</text:p>
      <text:p text:style-name="P3">Design a program using ordinary pipes in which there are two processes (a parent and a child). The</text:p>
      <text:p text:style-name="P3">parent process asks the user to enter a candidate password for his “username” in order to access</text:p>
      <text:p text:style-name="P3">Application X. (We do not care what application is X.) In response, the parent sends the password to</text:p>
      <text:p text:style-name="P3">the child. The child checks the strength of the user's password, and returns one of the following three</text:p>
      <text:p text:style-name="P3">decisions: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cision</text:p>
          </table:table-cell>
          <table:table-cell table:style-name="Table1.B1" office:value-type="string">
            <text:p text:style-name="P4">Description</text:p>
          </table:table-cell>
        </table:table-row>
        <table:table-row>
          <table:table-cell table:style-name="Table1.A2" office:value-type="string">
            <text:p text:style-name="P4">STRONG PASSWORD</text:p>
          </table:table-cell>
          <table:table-cell table:style-name="Table1.B2" office:value-type="string">
            <text:p text:style-name="P4"><text:s/>If the password has more than 8 characters and contains upper-</text:p>
            <text:p text:style-name="P4">case and lower-case letters as well as numbers. Examples:</text:p>
            <text:p text:style-name="P4">OPSlmr183, 187jklPNR, etc.</text:p>
          </table:table-cell>
        </table:table-row>
        <table:table-row>
          <table:table-cell table:style-name="Table1.A2" office:value-type="string">
            <text:p text:style-name="P4">WEAK PASSWORD</text:p>
          </table:table-cell>
          <table:table-cell table:style-name="Table1.B2" office:value-type="string">
            <text:p text:style-name="P4">If the password has more than 8 characters and does not mix</text:p>
            <text:p text:style-name="P4">upper-case letters, lower-case letters, and numbers. Examples:</text:p>
            <text:p text:style-name="P4">AAAAAAAAA, 123456789, aaaaaacccc, EERReeeee,</text:p>
            <text:p text:style-name="P4">7878EEEE, hhhh4545, etc.</text:p>
          </table:table-cell>
        </table:table-row>
        <table:table-row>
          <table:table-cell table:style-name="Table1.A2" office:value-type="string">
            <text:p text:style-name="P4">SHORT PASSWORD</text:p>
          </table:table-cell>
          <table:table-cell table:style-name="Table1.B2" office:value-type="string">
            <text:p text:style-name="P4">If the password has fewer than 8 characters.</text:p>
            <text:p text:style-name="P4">The program requires using two pipes: one for sending the password from the parent to the child, and</text:p>
            <text:p text:style-name="P4">the other for sending the child’s decision to the parent.</text:p>
          </table:table-cell>
        </table:table-row>
      </table:table>
      <text:p text:style-name="P4"/>
      <text:p text:style-name="P2">2 Program Structure Design</text:p>
      <text:p text:style-name="P2"/>
      <text:p text:style-name="P6">2.1 modules and Their Basic Structure <text:span text:style-name="T1">(functions not modules)</text:span></text:p>
      <text:p text:style-name="P5">a) main:</text:p>
      <text:p text:style-name="P5">b) get password</text:p>
      <text:p text:style-name="P5">b) check password</text:p>
      <text:p text:style-name="P5"/>
      <text:p text:style-name="P7"/>
      <text:p text:style-name="P6"/>
      <text:p text:style-name="P6">2.2 pesudocode for the modules</text:p>
      <text:p text:style-name="P6"/>
      <text:p text:style-name="P2">3. Risk Analysis</text:p>
      <text:p text:style-name="P2"/>
      <text:p text:style-name="P2">4.Verification</text:p>
      <text:p text:style-name="P2"/>
      <text:p text:style-name="P2">5. Coding</text:p>
      <text:p text:style-name="P2"/>
      <text:p text:style-name="P2">6. Testing</text:p>
      <text:p text:style-name="P2"/>
      <text:p text:style-name="P2">7. Production</text:p>
      <text:p text:style-name="P2"/>
      <text:p text:style-name="P2">8. Maintenanc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a04" officeooo:paragraph-rsid="001a8a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24:06.106485877</meta:creation-date>
    <meta:generator>LibreOffice/4.2.8.2$Linux_X86_64 LibreOffice_project/420m0$Build-2</meta:generator>
    <dc:date>2015-10-07T10:41:55.913110457</dc:date>
    <meta:editing-duration>P2DT13H16M29S</meta:editing-duration>
    <meta:editing-cycles>3</meta:editing-cycles>
    <meta:document-statistic meta:table-count="1" meta:image-count="0" meta:object-count="0" meta:page-count="1" meta:paragraph-count="35" meta:word-count="210" meta:character-count="1298" meta:non-whitespace-character-count="1106"/>
  </office:meta>
</office:document-meta>
</file>